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las</text:p>
          </table:table-cell>
          <table:table-cell office:value-type="string" calcext:value-type="string">
            <text:p>Leerlingnummer</text:p>
          </table:table-cell>
          <table:table-cell office:value-type="string" calcext:value-type="string">
            <text:p>Adr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34 AB 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34 AB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4 AB 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234 AB 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234 AB 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34 AB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34 AB 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34 AB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-00-0000</text:date>, <text:time style:data-style-name="N2" text:time-value="14:54:17.176381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1:47:35.728320904</meta:creation-date>
    <dc:date>2020-04-22T14:55:36.053733932</dc:date>
    <meta:editing-duration>PT4M</meta:editing-duration>
    <meta:editing-cycles>2</meta:editing-cycles>
    <meta:generator>NeoOffice/3.2017.22$MacOSX_X86_64 NeoOffice_project/0</meta:generator>
    <meta:document-statistic meta:table-count="1" meta:cell-count="27" meta:object-count="0"/>
  </office:meta>
</office:document-meta>
</file>